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3_distanceAlgorithm_PROBABILITY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3_distanceAlgorithm_PROBABILITY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2:45:21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